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2">
      <style:paragraph-properties fo:line-height="150%" fo:text-align="justify" style:justify-single-word="false"/>
    </style:style>
    <style:style style:name="P3" style:family="paragraph" style:parent-style-name="Heading_20_3">
      <style:paragraph-properties fo:line-height="150%" fo:text-align="justify" style:justify-single-word="false"/>
    </style:style>
    <style:style style:name="P4" style:family="paragraph" style:parent-style-name="Standard">
      <style:paragraph-properties fo:line-height="150%"/>
      <style:text-properties fo:font-size="13pt" style:font-size-asian="13pt" style:font-size-complex="13pt"/>
    </style:style>
    <style:style style:name="P5" style:family="paragraph" style:parent-style-name="Standard">
      <style:paragraph-properties fo:line-height="150%" fo:text-align="justify" style:justify-single-word="false"/>
      <style:text-properties fo:font-size="13pt" style:font-size-asian="13pt" style:font-size-complex="13pt"/>
    </style:style>
    <style:style style:name="P6" style:family="paragraph" style:parent-style-name="Standard" style:list-style-name="L2">
      <style:paragraph-properties fo:line-height="150%" fo:text-align="justify" style:justify-single-word="false"/>
      <style:text-properties fo:font-size="13pt" style:font-size-asian="13pt" style:font-size-complex="13pt"/>
    </style:style>
    <style:style style:name="P7" style:family="paragraph" style:parent-style-name="Standard" style:list-style-name="L3">
      <style:paragraph-properties fo:line-height="150%" fo:text-align="justify" style:justify-single-word="false"/>
      <style:text-properties fo:font-size="13pt" style:font-size-asian="13pt" style:font-size-complex="13pt"/>
    </style:style>
    <style:style style:name="P8" style:family="paragraph" style:parent-style-name="Standard">
      <style:paragraph-properties fo:line-height="150%" fo:text-align="justify" style:justify-single-word="false"/>
      <style:text-properties fo:font-size="13pt" officeooo:paragraph-rsid="002296a0" style:font-size-asian="13pt" style:font-size-complex="13pt"/>
    </style:style>
    <style:style style:name="P9" style:family="paragraph" style:parent-style-name="Standard" style:list-style-name="L8">
      <style:paragraph-properties fo:line-height="150%" fo:text-align="justify" style:justify-single-word="false"/>
      <style:text-properties fo:font-size="13pt" style:font-size-asian="13pt" style:font-size-complex="13pt"/>
    </style:style>
    <style:style style:name="P10" style:family="paragraph" style:parent-style-name="Standard">
      <style:paragraph-properties fo:line-height="150%" fo:text-align="justify" style:justify-single-word="false"/>
      <style:text-properties fo:font-size="13pt" officeooo:rsid="001dfd53" officeooo:paragraph-rsid="001dfd53" style:font-size-asian="13pt" style:font-size-complex="13pt"/>
    </style:style>
    <style:style style:name="P11" style:family="paragraph" style:parent-style-name="Standard">
      <style:paragraph-properties fo:line-height="150%" fo:text-align="justify" style:justify-single-word="false"/>
      <style:text-properties fo:font-size="13pt" officeooo:rsid="002296a0" officeooo:paragraph-rsid="002296a0" style:font-size-asian="13pt" style:font-size-complex="13pt"/>
    </style:style>
    <style:style style:name="P12" style:family="paragraph" style:parent-style-name="Standard" style:list-style-name="L5">
      <style:paragraph-properties fo:line-height="150%" fo:text-align="justify" style:justify-single-word="false"/>
      <style:text-properties fo:font-size="13pt" fo:font-weight="bold" officeooo:rsid="002296a0" officeooo:paragraph-rsid="002296a0" style:font-size-asian="13pt" style:font-weight-asian="bold" style:font-size-complex="13pt" style:font-weight-complex="bold"/>
    </style:style>
    <style:style style:name="P13" style:family="paragraph" style:parent-style-name="Standard">
      <style:paragraph-properties fo:line-height="150%" fo:text-align="center" style:justify-single-word="false"/>
      <style:text-properties fo:font-size="22pt" fo:font-weight="bold" style:font-size-asian="22pt" style:font-weight-asian="bold" style:font-size-complex="22pt" style:font-weight-complex="bold"/>
    </style:style>
    <style:style style:name="P14" style:family="paragraph" style:parent-style-name="Standard" style:list-style-name="L2">
      <style:paragraph-properties fo:line-height="150%" fo:text-align="justify" style:justify-single-word="false"/>
    </style:style>
    <style:style style:name="P15" style:family="paragraph" style:parent-style-name="Standard" style:list-style-name="L6">
      <style:paragraph-properties fo:line-height="150%" fo:text-align="justify" style:justify-single-word="false"/>
    </style:style>
    <style:style style:name="P16" style:family="paragraph" style:parent-style-name="Standard" style:list-style-name="L7">
      <style:paragraph-properties fo:line-height="150%" fo:text-align="justify" style:justify-single-word="false"/>
    </style:style>
    <style:style style:name="P17" style:family="paragraph" style:parent-style-name="Standard">
      <style:paragraph-properties fo:line-height="150%" fo:text-align="justify" style:justify-single-word="false"/>
    </style:style>
    <style:style style:name="P18" style:family="paragraph" style:parent-style-name="Standard" style:list-style-name="L8">
      <style:paragraph-properties fo:line-height="150%" fo:text-align="justify" style:justify-single-word="false"/>
      <style:text-properties officeooo:paragraph-rsid="002296a0"/>
    </style:style>
    <style:style style:name="P19" style:family="paragraph" style:parent-style-name="Text_20_body">
      <style:paragraph-properties fo:line-height="150%" fo:text-align="justify" style:justify-single-word="false"/>
      <style:text-properties fo:font-size="13pt" style:font-size-asian="13pt" style:font-size-complex="13pt"/>
    </style:style>
    <style:style style:name="P20" style:family="paragraph" style:parent-style-name="Text_20_body">
      <style:paragraph-properties fo:line-height="150%" fo:text-align="justify" style:justify-single-word="false"/>
      <style:text-properties fo:font-size="13pt" officeooo:paragraph-rsid="002296a0" style:font-size-asian="13pt" style:font-size-complex="13pt"/>
    </style:style>
    <style:style style:name="P21" style:family="paragraph" style:parent-style-name="Text_20_body" style:list-style-name="L4">
      <style:paragraph-properties fo:line-height="150%" fo:text-align="justify" style:justify-single-word="false"/>
      <style:text-properties fo:font-size="13pt" fo:font-weight="bold" officeooo:rsid="0020fb5a" officeooo:paragraph-rsid="0020fb5a" style:font-size-asian="13pt" style:font-weight-asian="bold" style:font-size-complex="13pt" style:font-weight-complex="bold"/>
    </style:style>
    <style:style style:name="P22" style:family="paragraph" style:parent-style-name="Text_20_body">
      <style:paragraph-properties fo:line-height="150%" fo:text-align="justify" style:justify-single-word="false"/>
      <style:text-properties officeooo:paragraph-rsid="0020fb5a"/>
    </style:style>
    <style:style style:name="T1" style:family="text">
      <style:text-properties officeooo:rsid="001dfd53"/>
    </style:style>
    <style:style style:name="T2" style:family="text">
      <style:text-properties fo:font-weight="bold" style:font-weight-asian="bold" style:font-weight-complex="bold"/>
    </style:style>
    <style:style style:name="T3" style:family="text">
      <style:text-properties fo:font-size="13pt" style:font-size-asian="13pt" style:font-size-complex="13pt"/>
    </style:style>
    <style:style style:name="T4" style:family="text">
      <style:text-properties fo:font-size="13pt" officeooo:rsid="001f6e49" style:font-size-asian="13pt" style:font-size-complex="13pt"/>
    </style:style>
    <style:style style:name="T5" style:family="text">
      <style:text-properties fo:font-size="13pt" officeooo:rsid="0020fb5a" style:font-size-asian="13pt" style:font-size-complex="13pt"/>
    </style:style>
    <style:style style:name="T6" style:family="text">
      <style:text-properties fo:font-size="13pt" officeooo:rsid="002296a0" style:font-size-asian="13pt" style:font-size-complex="13pt"/>
    </style:style>
    <style:style style:name="T7" style:family="text">
      <style:text-properties officeooo:rsid="001f6e49"/>
    </style:style>
    <style:style style:name="T8" style:family="text">
      <style:text-properties officeooo:rsid="0020fb5a"/>
    </style:style>
    <style:style style:name="T9" style:family="text">
      <style:text-properties fo:font-weight="normal" style:font-weight-asian="normal" style:font-weight-complex="normal"/>
    </style:style>
    <style:style style:name="T10" style:family="text">
      <style:text-properties officeooo:rsid="002296a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iche technique</text:p>
      <text:h text:style-name="P1" text:outline-level="1"><text:span text:style-name="T2">THÈME </text:span>: <text:span text:style-name="T1">Création d’une plateforme dédiée aux photographes</text:span></text:h>
      <text:h text:style-name="P2" text:outline-level="2">Description de l’application</text:h>
      <text:p text:style-name="P5">La photographie est un art de capturer l’instant, de figer les émotions et de raconter une</text:p>
      <text:p text:style-name="P5">histoire. Dans un monde où les images ont un pouvoir immense, les photographes jouent un rôle essentiel en capturant la beauté, l’authenticité et la diversité qui nous entourent. C’est dans l’optique de promouvoir l’art photographique que nous avons décidé de mettre sur pieds une plateforme dédiée aux photographes qui <text:span text:style-name="T1">permettrais <text:s/>aux photographes de </text:span>faire découvrir leur art, offrir leur service aux personnes qui souhaiteraient immortaliser un événement (cérémonie mariage, baptême, deuil…) et de passionner les personnes qui veulent elles aussi se lancer dans la photographie.</text:p>
      <text:p text:style-name="P10"/>
      <text:h text:style-name="P2" text:outline-level="2">OBJECTIFS</text:h>
      <text:p text:style-name="P19">La création d'<text:span text:style-name="T7">e cette plateforme FishAye</text:span> a plusieurs objectifs principaux, visant à répondre aux besoins des photographes et de leurs clients. Voici quelques-uns des objectifs clés :</text:p>
      <text:list text:style-name="L2">
        <text:list-item>
          <text:p text:style-name="P14"><text:span text:style-name="Strong_20_Emphasis"><text:span text:style-name="T3">Centralisation et Organisation des Portfolios</text:span></text:span><text:span text:style-name="T3"> :Permettre aux photographes de présenter leur travail de manière professionnelle.</text:span></text:p>
        </text:list-item>
        <text:list-item>
          <text:p text:style-name="P14"><text:span text:style-name="Strong_20_Emphasis"><text:span text:style-name="T3">Accès et Visibilité Accrue</text:span></text:span><text:span text:style-name="T3"> : Faciliter la découverte des photographes par les clients potentiels, les agences, et les amateurs d'art.</text:span></text:p>
        </text:list-item>
        <text:list-item>
          <text:p text:style-name="P14"><text:span text:style-name="Strong_20_Emphasis"><text:span text:style-name="T3">Vente et Monétisation</text:span></text:span><text:span text:style-name="T3"> : </text:span><text:span text:style-name="T4">Permettre aux photographes de pouvoir vendre leurs œuvres.</text:span></text:p>
        </text:list-item>
        <text:list-item>
          <text:p text:style-name="P14"><text:span text:style-name="Strong_20_Emphasis"><text:span text:style-name="T3">Gestion des Clients et des Projets</text:span></text:span><text:span text:style-name="T3"> :Intégrer des fonctionnalités de gestion des clients pour suivre les commandes, les demandes de services et les contrats.</text:span></text:p>
        </text:list-item>
        <text:list-item>
          <text:p text:style-name="P6"><text:span text:style-name="T2">Protection et Sécurité</text:span> : Offrir des options pour marquer les photos avec des filigranes pour éviter les utilisations non autorisées.</text:p>
        </text:list-item>
      </text:list>
      <text:p text:style-name="P5"><text:soft-page-break/>Ces objectifs visent à créer une plateforme robuste et polyvalente qui aide les photographes à développer leur carrière, à gérer leur travail plus efficacement et à atteindre un public plus large tout en monétisant leur art.</text:p>
      <text:p text:style-name="P5"/>
      <text:h text:style-name="P2" text:outline-level="2">FONCTIONNALITES</text:h>
      <text:p text:style-name="P5">Dans cette application les utilisateurs devront pouvoirs :</text:p>
      <text:list text:style-name="L3">
        <text:list-item>
          <text:p text:style-name="P7">Authentification : Les utilisateurs (photographes et administrateurs) doivent être en mesure de créer un compte, de se connecter et de se déconnecter de la plateforme.</text:p>
        </text:list-item>
        <text:list-item>
          <text:p text:style-name="P7">Gestion des offres : Les photographes doivent être en mesure de publier des photos, de le<text:span text:style-name="T8">s </text:span>modifier et de les supprimer.</text:p>
        </text:list-item>
        <text:list-item>
          <text:p text:style-name="P7">Recherche de photographes : Les clients doivent être en mesure de rechercher des photographes en fonction de divers critères, tels que la localisation, leur noms, une petite description, la catégorie des photos.</text:p>
        </text:list-item>
        <text:list-item>
          <text:p text:style-name="P7">Réservation des photographes : Les clients doivent être en mesure de réserver des photographes directement sur la plateforme.</text:p>
        </text:list-item>
        <text:list-item>
          <text:p text:style-name="P7">Likes et commentaires : Les clients doivent être en mesure de liker et de commenter les profils des photographes avec qui ils ont travaillé.</text:p>
        </text:list-item>
      </text:list>
      <text:p text:style-name="P5"/>
      <text:h text:style-name="P2" text:outline-level="2">TECHNOLOGIES UTILISÉES</text:h>
      <text:h text:style-name="P3" text:outline-level="3">Front-end</text:h>
      <text:p text:style-name="P22"><text:span text:style-name="T5">Le Frontend est la partie de la plateforme qui interagit avec l'utilisateur. Pour notre plateforme, nous avons principalement utilise deux technologie a savoir :</text:span></text:p>
      <text:list text:style-name="L4">
        <text:list-item>
          <text:p text:style-name="P21">AngularJs : <text:span text:style-name="T9">Pour le développement de l’application desktop</text:span></text:p>
        </text:list-item>
        <text:list-item>
          <text:p text:style-name="P21">IONIC angular <text:span text:style-name="T9">: Pour le développement de l’application mobile</text:span></text:p>
        </text:list-item>
      </text:list>
      <text:h text:style-name="P3" text:outline-level="3">Back-end</text:h>
      <text:p text:style-name="P20">Le backend est la partie de la plateforme qui traite les données et la logique du système. <text:span text:style-name="T8"><text:s/>Pour notre plateforme, nous avons principalement utilise deux technologie a savoir :</text:span></text:p>
      <text:list text:style-name="L5">
        <text:list-item>
          <text:p text:style-name="P12">Laravel,</text:p>
        </text:list-item>
        <text:list-item>
          <text:p text:style-name="P12"><text:soft-page-break/>Spring-boot.</text:p>
        </text:list-item>
      </text:list>
      <text:p text:style-name="P8"/>
      <text:h text:style-name="P2" text:outline-level="2">ARCHITECTURE</text:h>
      <text:p text:style-name="P11">Cette plateforme a été développé suivant l’architecture « Client-Serveur ». </text:p>
      <text:p text:style-name="P11"/>
      <text:h text:style-name="P2" text:outline-level="2" text:is-list-header="true">ENVIRONNEMENT DE DÉVELOPPEMENT</text:h>
      <text:list text:style-name="L6">
        <text:list-item>
          <text:p text:style-name="P15"><text:span text:style-name="T3">système d’exploitation : Windows, Linux</text:span></text:p>
        </text:list-item>
      </text:list>
      <text:list text:style-name="L7">
        <text:list-item>
          <text:p text:style-name="P16"><text:span text:style-name="T3">éditeur de code Visual studio code.</text:span></text:p>
        </text:list-item>
      </text:list>
      <text:p text:style-name="P17"><text:span text:style-name="T3"/></text:p>
      <text:h text:style-name="P2" text:outline-level="2">RISQUES</text:h>
      <text:list text:style-name="L8">
        <text:list-item>
          <text:p text:style-name="P18"><text:span text:style-name="T3">sécurité des données : Il est essentiel de garantir la sécurité des données des utilisateurs </text:span><text:span text:style-name="T6">ainsi que la sécurité de leurs œuvre.</text:span></text:p>
        </text:list-item>
        <text:list-item>
          <text:p text:style-name="P9">adoption par les utilisateurs : il faut s’assurer que l’application est adoptée par les <text:span text:style-name="T10">photographes </text:span>et l<text:span text:style-name="T10">es clients</text:span>.</text:p>
        </text:list-item>
      </text:list>
      <text:p text:style-name="P5"/>
      <text:h text:style-name="P2" text:outline-level="2">CONCLUSION</text:h>
      <text:p text:style-name="P5">En conclusion, la création d'une plateforme dédiée aux photographes représente une avancée significative dans le domaine de la photographie. Cette plateforme offre un espace centralisé pour les photographes professionnels et amateurs afin de partager leurs travaux, d'échanger des conseils et des expériences, et de se connecter avec des clients potentiels. En outre, elle facilite l'accès à des ressources et des outils utiles pour le développement professionnel des photographes. La mise en place d'une telle plateforme nécessite une approche soigneusement étudiée, prenant en compte les besoins spécifiques de la communauté des photographes et les avancées technologiques actuelles. En fin de compte, cette plateforme peut contribuer de manière significative à l'évolution et à la promotion de l'art de la photographie dans un monde de plus en plus numérique. Notre plateforme, réalisée avec Laravel, HTML, CSS, Springboot, Ionic, PostgreSQL, Android Studio, entre autres outils, a suivi une approche itérative et incrémentale. Une analyse détaillée des besoins a précédé la <text:soft-page-break/>modélisation du système via des diagrammes UML et MERISE, avant la mise en œuvre de l'architecture MVC respectant les principes du développement we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08:01:47.830691046</meta:creation-date>
    <dc:date>2024-07-21T08:47:41.972689443</dc:date>
    <meta:editing-duration>PT54S</meta:editing-duration>
    <meta:editing-cycles>1</meta:editing-cycles>
    <meta:document-statistic meta:table-count="0" meta:image-count="0" meta:object-count="0" meta:page-count="4" meta:paragraph-count="39" meta:word-count="747" meta:character-count="4898" meta:non-whitespace-character-count="4214"/>
    <meta:generator>LibreOffice/24.2.4.2$Linux_X86_64 LibreOffice_project/420$Build-2</meta:generator>
  </office:meta>
</office:document-meta>
</file>